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7.359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5.801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8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2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1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5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#e6e6ff"/>
    </style:style>
    <style:style style:name="ce39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7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55" style:family="table-cell" style:parent-style-name="Default" style:data-style-name="N37">
      <style:table-cell-properties fo:background-color="#ffffd7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60" style:family="table-cell" style:parent-style-name="Default" style:data-style-name="N37">
      <style:table-cell-properties fo:background-color="transparent"/>
      <style:text-properties style:use-window-font-color="true"/>
    </style:style>
    <style:style style:name="ce50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5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69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7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8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9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65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1.0 / 2024-07-22</text:p>
          </table:table-cell>
          <table:table-cell table:style-name="ce1"/>
          <table:table-cell table:style-name="ce35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0" table:number-columns-repeated="3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7" office:value-type="string" calcext:value-type="string">
            <text:p>Last Update (Version)</text:p>
          </table:table-cell>
          <table:table-cell table:style-name="ce17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 table:style-name="ce21" table:number-columns-repeated="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 table:style-name="ce21" table:number-columns-repeated="2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freehold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s for setting property categories based on a string included in the free text „sonstige_angaben“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e für das Setzen von Objektkategorien, wenn ein bestimmtes Wort im Freitext „sonstige_angaben“ enthalten ist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taxonomy</text:p>
          </table:table-cell>
          <table:table-cell table:style-name="ce4"/>
          <table:table-cell table:style-name="ce11" office:value-type="string" calcext:value-type="string">
            <text:p>freitexte-&gt;sonstige_angaben~Empfehlung</text:p>
          </table:table-cell>
          <table:table-cell table:style-name="ce4" office:value-type="string" calcext:value-type="string">
            <text:p>property_category</text:p>
          </table:table-cell>
          <table:table-cell table:style-name="ce11"/>
          <table:table-cell table:style-name="ce11" office:value-type="string" calcext:value-type="string">
            <text:p>featured</text:p>
          </table:table-cell>
          <table:table-cell table:style-name="ce11" table:number-columns-repeated="3"/>
          <table:table-cell table:style-name="ce52"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taxonomy</text:p>
          </table:table-cell>
          <table:table-cell table:style-name="ce4"/>
          <table:table-cell table:style-name="ce11" office:value-type="string" calcext:value-type="string">
            <text:p>freitexte-&gt;sonstige_angaben~Empfehlung</text:p>
          </table:table-cell>
          <table:table-cell table:style-name="ce4" office:value-type="string" calcext:value-type="string">
            <text:p>property_category</text:p>
          </table:table-cell>
          <table:table-cell table:style-name="ce11"/>
          <table:table-cell table:style-name="ce11" office:value-type="string" calcext:value-type="string">
            <text:p>widget</text:p>
          </table:table-cell>
          <table:table-cell table:style-name="ce11" table:number-columns-repeated="3"/>
          <table:table-cell table:style-name="ce52"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#taxonomy</text:p>
          </table:table-cell>
          <table:table-cell table:style-name="ce4"/>
          <table:table-cell table:style-name="ce11" office:value-type="string" calcext:value-type="string">
            <text:p>freitexte-&gt;sonstige_angaben~Homepage</text:p>
          </table:table-cell>
          <table:table-cell table:style-name="ce4" office:value-type="string" calcext:value-type="string">
            <text:p>property_category</text:p>
          </table:table-cell>
          <table:table-cell table:style-name="ce11"/>
          <table:table-cell table:style-name="ce11" office:value-type="string" calcext:value-type="string">
            <text:p>homepage</text:p>
          </table:table-cell>
          <table:table-cell table:style-name="ce11" table:number-columns-repeated="3"/>
          <table:table-cell table:style-name="ce52"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ableImportStatusCheck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20" office:value-type="string" calcext:value-type="string">
            <text:p>1.0.1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7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7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7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7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7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table:number-columns-repeated="5"/>
          <table:table-cell table:style-name="ce7"/>
          <table:table-cell table:style-name="ce4" table:number-columns-repeated="2"/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roperty_category</text:p>
          </table:table-cell>
          <table:table-cell/>
          <table:table-cell table:style-name="ce7" office:value-type="string" calcext:value-type="string">
            <text:p>Sold</text:p>
          </table:table-cell>
          <table:table-cell/>
          <table:table-cell table:style-name="ce4" office:value-type="string" calcext:value-type="string">
            <text:p>Verkauft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property_category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Reserviert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techn-&gt;user_defined_simplefield:feldname:immonex_is_demo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Demo</text:p>
          </table:table-cell>
          <table:table-cell table:style-name="ce4"/>
          <table:table-cell table:style-name="ce4" office:value-type="string" calcext:value-type="string">
            <text:p>Demo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table:number-columns-repeated="8"/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16"/>
          <table:table-cell table:style-name="ce66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16"/>
          <table:table-cell table:style-name="ce66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table:number-columns-repeated="7"/>
          <table:table-cell table:style-name="ce22"/>
          <table:table-cell table:style-name="ce27"/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property_category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/>
          <table:table-cell table:style-name="ce4"/>
          <table:table-cell table:style-name="ce20"/>
          <table:table-cell table:style-name="ce24"/>
          <table:table-cell table:style-name="ce4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1"/>
          <table:table-cell table:style-name="ce32" office:value-type="string" calcext:value-type="string">
            <text:p>preise-&gt;gesamtbelastungnetto*</text:p>
          </table:table-cell>
          <table:table-cell table:style-name="ce31" office:value-type="string" calcext:value-type="string">
            <text:p>pyre_price</text:p>
          </table:table-cell>
          <table:table-cell table:style-name="ce31"/>
          <table:table-cell table:style-name="ce32" table:number-columns-repeated="4"/>
          <table:table-cell table:style-name="ce55" office:value-type="string" calcext:value-type="string">
            <text:p>1.1.0</text:p>
          </table:table-cell>
          <table:table-cell table:style-name="ce69" office:value-type="date" office:date-value="2024-07-22" calcext:value-type="date">
            <text:p>2024-07-22</text:p>
          </table:table-cell>
          <table:table-cell table:style-name="ce31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1"/>
          <table:table-cell table:style-name="ce32" office:value-type="string" calcext:value-type="string">
            <text:p>preise-&gt;hauptmietzinsnetto*</text:p>
          </table:table-cell>
          <table:table-cell table:style-name="ce31" office:value-type="string" calcext:value-type="string">
            <text:p>pyre_price</text:p>
          </table:table-cell>
          <table:table-cell table:style-name="ce31"/>
          <table:table-cell table:style-name="ce32" table:number-columns-repeated="4"/>
          <table:table-cell table:style-name="ce55" office:value-type="string" calcext:value-type="string">
            <text:p>1.1.0</text:p>
          </table:table-cell>
          <table:table-cell table:style-name="ce69" office:value-type="date" office:date-value="2024-07-22" calcext:value-type="date">
            <text:p>2024-07-22</text:p>
          </table:table-cell>
          <table:table-cell table:style-name="ce31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1"/>
          <table:table-cell table:style-name="ce32" office:value-type="string" calcext:value-type="string">
            <text:p>preise-&gt;gesamtmietenetto*</text:p>
          </table:table-cell>
          <table:table-cell table:style-name="ce31" office:value-type="string" calcext:value-type="string">
            <text:p>pyre_price</text:p>
          </table:table-cell>
          <table:table-cell table:style-name="ce31"/>
          <table:table-cell table:style-name="ce32" table:number-columns-repeated="4"/>
          <table:table-cell table:style-name="ce55" office:value-type="string" calcext:value-type="string">
            <text:p>1.1.0</text:p>
          </table:table-cell>
          <table:table-cell table:style-name="ce69" office:value-type="date" office:date-value="2024-07-22" calcext:value-type="date">
            <text:p>2024-07-22</text:p>
          </table:table-cell>
          <table:table-cell table:style-name="ce31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1"/>
          <table:table-cell table:style-name="ce32" office:value-type="string" calcext:value-type="string">
            <text:p>preise-&gt;summemietenetto*</text:p>
          </table:table-cell>
          <table:table-cell table:style-name="ce31" office:value-type="string" calcext:value-type="string">
            <text:p>pyre_price</text:p>
          </table:table-cell>
          <table:table-cell table:style-name="ce31"/>
          <table:table-cell table:style-name="ce32" table:number-columns-repeated="4"/>
          <table:table-cell table:style-name="ce55" office:value-type="string" calcext:value-type="string">
            <text:p>1.1.0</text:p>
          </table:table-cell>
          <table:table-cell table:style-name="ce69" office:value-type="date" office:date-value="2024-07-22" calcext:value-type="date">
            <text:p>2024-07-22</text:p>
          </table:table-cell>
          <table:table-cell table:style-name="ce31"/>
          <table:table-cell table:style-name="ce32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belastungbrutto</text:p>
          </table:table-cell>
          <table:table-cell table:style-name="ce4" office:value-type="string" calcext:value-type="string">
            <text:p>pyre_price</text:p>
          </table:table-cell>
          <table:table-cell table:style-name="ce4"/>
          <table:table-cell table:style-name="ce7" table:number-columns-repeated="4"/>
          <table:table-cell table:style-name="ce26"/>
          <table:table-cell table:style-name="ce63"/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erbpacht</text:p>
          </table:table-cell>
          <table:table-cell table:style-name="ce4" office:value-type="string" calcext:value-type="string">
            <text:p>pyre_price</text:p>
          </table:table-cell>
          <table:table-cell table:style-name="ce4"/>
          <table:table-cell table:style-name="ce7" table:number-columns-repeated="5"/>
          <table:table-cell table:style-name="ce24"/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pacht</text:p>
          </table:table-cell>
          <table:table-cell table:style-name="ce4" office:value-type="string" calcext:value-type="string">
            <text:p>pyre_price</text:p>
          </table:table-cell>
          <table:table-cell table:style-name="ce4"/>
          <table:table-cell table:style-name="ce7" table:number-columns-repeated="5"/>
          <table:table-cell table:style-name="ce24"/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mietebrutto</text:p>
          </table:table-cell>
          <table:table-cell table:style-name="ce4" office:value-type="string" calcext:value-type="string">
            <text:p>pyre_price</text:p>
          </table:table-cell>
          <table:table-cell table:style-name="ce4"/>
          <table:table-cell table:style-name="ce7" table:number-columns-repeated="4"/>
          <table:table-cell table:style-name="ce26"/>
          <table:table-cell table:style-name="ce63"/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yre_price</text:p>
          </table:table-cell>
          <table:table-cell table:style-name="ce4" table:number-columns-repeated="5"/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pyre_text_after_price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pyre_text_after_price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preise-&gt;preis_zeiteinheit:zeiteinheit:MONAT</text:p>
          </table:table-cell>
          <table:table-cell table:style-name="ce5" office:value-type="string" calcext:value-type="string">
            <text:p>pyre_text_after_price</text:p>
          </table:table-cell>
          <table:table-cell table:style-name="ce5"/>
          <table:table-cell table:style-name="ce5" office:value-type="string" calcext:value-type="string">
            <text:p>per month</text:p>
          </table:table-cell>
          <table:table-cell table:style-name="ce5"/>
          <table:table-cell table:style-name="ce5" office:value-type="string" calcext:value-type="string">
            <text:p>pro Monat</text:p>
          </table:table-cell>
          <table:table-cell table:style-name="ce5" table:number-columns-repeated="2"/>
          <table:table-cell table:style-name="ce22"/>
          <table:table-cell table:style-name="ce27"/>
          <table:table-cell table:style-name="ce5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pyre_text_after_price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pyre_property_size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pyre_lot</text:p>
          </table:table-cell>
          <table:table-cell office:value-type="string" calcext:value-type="string">
            <text:p>unit:m²: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pyre_bed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pyre_bath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pyre_bui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anzahl</text:p>
          </table:table-cell>
          <table:table-cell office:value-type="string" calcext:value-type="string">
            <text:p>pyre_garage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yre_banner</text:p>
          </table:table-cell>
          <table:table-cell/>
          <table:table-cell table:style-name="ce12" office:value-type="string" calcext:value-type="string">
            <text:p>sold</text:p>
          </table:table-cell>
          <table:table-cell/>
          <table:table-cell table:style-name="ce4"/>
          <table:table-cell/>
          <table:table-cell table:style-name="Default"/>
          <table:table-cell/>
          <table:table-cell table:style-name="ce6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Use external property ID also as translation ID in multilingual sites.</text:p>
          </table:table-cell>
          <table:table-cell table:style-name="ce6" table:number-columns-repeated="8"/>
          <table:table-cell table:style-name="ce25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terne Objektnummer zusätzlich als Übersetzungs-ID in mehrsprachigen Websites verwenden.</text:p>
          </table:table-cell>
          <table:table-cell table:style-name="ce6" table:number-columns-repeated="8"/>
          <table:table-cell table:style-name="ce25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5"/>
          <table:table-cell table:style-name="ce26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number_format:1</text:p>
          </table:table-cell>
          <table:table-cell/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geo-&gt;wohnungsnr</text:p>
          </table:table-cell>
          <table:table-cell table:style-name="ce4"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geo-&gt;regionaler_zusatz</text:p>
          </table:table-cell>
          <table:table-cell table:style-name="ce4"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Region/Location</text:p>
          </table:table-cell>
          <table:table-cell/>
          <table:table-cell office:value-type="string" calcext:value-type="string">
            <text:p>Region/La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mietebrutto</text:p>
          </table:table-cell>
          <table:table-cell table:style-name="ce7" office:value-type="string" calcext:value-type="string">
            <text:p>progression_custom_additional+</text:p>
          </table:table-cell>
          <table:table-cell table:style-name="ce7" office:value-type="string" calcext:value-type="string">
            <text:p>currency</text:p>
          </table:table-cell>
          <table:table-cell/>
          <table:table-cell table:style-name="ce7" office:value-type="string" calcext:value-type="string">
            <text:p>Overall Rent</text:p>
          </table:table-cell>
          <table:table-cell table:style-name="ce7"/>
          <table:table-cell table:style-name="ce7" office:value-type="string" calcext:value-type="string">
            <text:p>Gesamtmiete</text:p>
          </table:table-cell>
          <table:table-cell table:style-name="ce26"/>
          <table:table-cell table:style-name="ce63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belastungbrutto</text:p>
          </table:table-cell>
          <table:table-cell table:style-name="ce7" office:value-type="string" calcext:value-type="string">
            <text:p>progression_custom_additional+</text:p>
          </table:table-cell>
          <table:table-cell table:style-name="ce7" office:value-type="string" calcext:value-type="string">
            <text:p>currency</text:p>
          </table:table-cell>
          <table:table-cell/>
          <table:table-cell table:style-name="ce7" office:value-type="string" calcext:value-type="string">
            <text:p>Overall Costs</text:p>
          </table:table-cell>
          <table:table-cell table:style-name="ce7"/>
          <table:table-cell table:style-name="ce7" office:value-type="string" calcext:value-type="string">
            <text:p>Gesamtkosten</text:p>
          </table:table-cell>
          <table:table-cell table:style-name="ce26"/>
          <table:table-cell table:style-name="ce63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7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26"/>
          <table:table-cell table:style-name="ce6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7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26"/>
          <table:table-cell table:style-name="ce6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style-name="ce4"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style-name="ce4"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table:number-columns-repeated="2"/>
          <table:table-cell table:style-name="ce22"/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7" office:value-type="string" calcext:value-type="string">
            <text:p>progression_custom_additional+</text:p>
          </table:table-cell>
          <table:table-cell table:style-name="ce7"/>
          <table:table-cell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60"/>
          <table:table-cell table:style-name="ce63"/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unit:%:0</text:p>
          </table:table-cell>
          <table:table-cell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Price Infos</text:p>
          </table:table-cell>
          <table:table-cell table:style-name="ce4"/>
          <table:table-cell table:style-name="ce4" office:value-type="string" calcext:value-type="string">
            <text:p>Preisinfos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x_fache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ultiple (Purchase Price related to Yearly Rent)</text:p>
          </table:table-cell>
          <table:table-cell table:style-name="ce4"/>
          <table:table-cell table:style-name="ce4" office:value-type="string" calcext:value-type="string">
            <text:p>X-fache (Kaufpreis bez. auf Jahresmiete)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number_format</text:p>
          </table:table-cell>
          <table:table-cell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number_format</text:p>
          </table:table-cell>
          <table:table-cell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number_format</text:p>
          </table:table-cell>
          <table:table-cell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MONAT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Rental Revenues per Month (normal)</text:p>
          </table:table-cell>
          <table:table-cell table:style-name="ce4"/>
          <table:table-cell table:style-name="ce4" office:value-type="string" calcext:value-type="string">
            <text:p>Aktuelle Mieteinnahmen pro Monat (soll)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JAHR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schliessungskosten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Development Charges</text:p>
          </table:table-cell>
          <table:table-cell table:style-name="ce4"/>
          <table:table-cell table:style-name="ce4" office:value-type="string" calcext:value-type="string">
            <text:p>Erschließungskosten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bieterverfahren-&gt;beginn_angebotsphas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bieterverfahren-&gt;besichtigungstermin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bieterverfahren-&gt;besichtigungstermin_2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bieterverfahren-&gt;beginn_bietzeit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bieterverfahren-&gt;ende_bietzeit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steigerung-&gt;aktenzeichen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steigerung-&gt;zvtermin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steigerung-&gt;zusatztermin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steigerung-&gt;amtsgericht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steigerung-&gt;verkehrswert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balkon_terrasse_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gesamt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laden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verkaufs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frei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buero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fensterfront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gastro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grz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gfz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bmz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bgf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sonst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number_format:1</text:p>
          </table:table-cell>
          <table:table-cell/>
          <table:table-cell table:style-name="ce4" office:value-type="string" calcext:value-type="string">
            <text:p>Rooms</text:p>
          </table:table-cell>
          <table:table-cell table:style-name="ce4"/>
          <table:table-cell table:style-name="ce4" office:value-type="string" calcext:value-type="string">
            <text:p>Zimmer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integer</text:p>
          </table:table-cell>
          <table:table-cell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integer</text:p>
          </table:table-cell>
          <table:table-cell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integer</text:p>
          </table:table-cell>
          <table:table-cell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integer</text:p>
          </table:table-cell>
          <table:table-cell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office:value-type="string" calcext:value-type="string">
            <text:p>progression_custom_additional+</text:p>
          </table:table-cell>
          <table:table-cell table:style-name="ce4" office:value-type="string" calcext:value-type="string">
            <text:p>integer</text:p>
          </table:table-cell>
          <table:table-cell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garten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keller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fensterfront_qm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grundstuecksfront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dachboden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teilbar_ab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beheizbare_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plaetze_gastraum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anzahl_betten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anzahl_tagungsraeume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vermietbare_flaeche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anzahl_wohneinheiten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anzahl_gewerbeeinheiten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kubatur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flaeche_von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flaeche_bis</text:p>
          </table:table-cell>
          <table:table-cell office:value-type="string" calcext:value-type="string">
            <text:p>progression_custom_additional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stromanschlusswert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hallenhoehe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heizungsart:FERN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District Heating</text:p>
          </table:table-cell>
          <table:table-cell table:style-name="ce31" office:value-type="string" calcext:value-type="string">
            <text:p>Heating Type</text:p>
          </table:table-cell>
          <table:table-cell table:style-name="ce31" office:value-type="string" calcext:value-type="string">
            <text:p>Fernheizung</text:p>
          </table:table-cell>
          <table:table-cell table:style-name="ce31" office:value-type="string" calcext:value-type="string">
            <text:p>Heizungsart</text:p>
          </table:table-cell>
          <table:table-cell table:style-name="ce50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FERN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District Heating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Fernwärme</text:p>
          </table:table-cell>
          <table:table-cell table:style-name="ce31" office:value-type="string" calcext:value-type="string">
            <text:p>Befeuerung</text:p>
          </table:table-cell>
          <table:table-cell table:style-name="ce50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ERDGAS_LEICHT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Natural Gas (light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Erdgas (leicht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ERDGAS_SCHWER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Natural Gas (heavy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Erdgas (schwer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FERNWAERME_DAMPF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District Heat (Steam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Fernwärme (Dampf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NAHWAERME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Local Heat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Nahwärm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WAERMELIEFERUNG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Heat Deliver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Wärmelieferung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BIOENERGIE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Bio Energ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Bioenergi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WINDENERGIE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Wind Energ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Windenergi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WASSERENERGIE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Water Energy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Wasserenergi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UMWELTWAERME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Environmental Heat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Umweltwärme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FOSSIL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Combined Heat and Power (fossil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fossil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ERNEUERBAR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Combined Heat and Power (renewable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erneuerbar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REGENERATIV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Combined Heat and Power (regenerative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regenerativ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/>
          <table:table-cell table:style-name="ce31" office:value-type="string" calcext:value-type="string">
            <text:p>ausstattung-&gt;befeuerung:KWK_BIO+</text:p>
          </table:table-cell>
          <table:table-cell table:style-name="ce31" office:value-type="string" calcext:value-type="string">
            <text:p>progression_custom_additional+</text:p>
          </table:table-cell>
          <table:table-cell table:style-name="ce31"/>
          <table:table-cell table:style-name="ce31" office:value-type="string" calcext:value-type="string">
            <text:p>Combined Heat and Power (Bio)</text:p>
          </table:table-cell>
          <table:table-cell table:style-name="ce31" office:value-type="string" calcext:value-type="string">
            <text:p>Firing</text:p>
          </table:table-cell>
          <table:table-cell table:style-name="ce31" office:value-type="string" calcext:value-type="string">
            <text:p>Kraft-Wärme-Kopplung (Bio)</text:p>
          </table:table-cell>
          <table:table-cell table:style-name="ce31" office:value-type="string" calcext:value-type="string">
            <text:p>Befeuerung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39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letztemodernisierung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bauzone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wg_geeignet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uitable for Flat Shar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G-geeigne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raeume_veraenderbar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Rooms modifiabl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äume veränderbar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ad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ath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kuech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Kitche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Kamin</text:p>
          </table:table-cell>
          <table:table-cell table:style-name="ce4" office:value-type="string" calcext:value-type="string">
            <text:p>Ausstattung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klimatisiert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Air Conditio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limaanlag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fahrstuhl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Elevator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ufzu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fahrstuhl:PERSONEN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assenger Elevator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Personenaufzu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fahrstuhl:LASTEN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reight Elevator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Lastenaufzu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gartennutzung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Garden Us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Gartennutzu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moebliert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urnished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möblier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moebliert:moeb:TEIL+</text:p>
          </table:table-cell>
          <table:table-cell office:value-type="string" calcext:value-type="string">
            <text:p>progression_custom_additional+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teilmöblier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moebliert:moeb:VOLL+</text:p>
          </table:table-cell>
          <table:table-cell office:value-type="string" calcext:value-type="string">
            <text:p>progression_custom_additional+</text:p>
          </table:table-cell>
          <table:table-cell/>
          <table:table-cell table:style-name="ce4" office:value-type="string" calcext:value-type="string">
            <text:p>ready-furnished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vollmöblier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rollstuhlgerecht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wheelchair-accessibl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ollstuhlgerech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kabel_sat_tv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able/Satellite TV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abel/Sat-TV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vbt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Terrestrial Video Broadcasting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VBT-Empfa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arrierefrei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arrier-fre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arrierefrei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sauna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auna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swimmingpool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wimming Po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wimmingpool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wasch_trockenraum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Washing/Drying 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asch-/Trockenraum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wintergarten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Winter Garde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intergarte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v_verkabelung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omputer Cabling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V-Verkabelu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ramp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Ramp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amp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hebebuehn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ervice Lift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Hebebühn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kran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gastterrass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Guest Terrac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Gastterrass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kantine_cafeteria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antine / Cafeteria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teekuech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Tea Kitche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Teeküch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angeschl_gastronomi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onnected Gastronomy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ngeschl. Gastronomi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rauereibindung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rewery Commitment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rauereibindu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sporteinrichtungen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ports Facilit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porteinrichtunge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wellnessbereich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llnessbereich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telefon_ferienimmobilie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hone in place (Holiday Property)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Telefon vorhanden (Ferienimmobilie)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reitband_zugang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roadband Internet Acces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reitband-Internetzuga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umts_empfang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UMTS receptio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UMTS-Empfang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sicherheitstechnik+</text:p>
          </table:table-cell>
          <table:table-cell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ecurity Technology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icherheitstechnik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JA+</text:p>
          </table:table-cell>
          <table:table-cell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Keller</text:p>
          </table:table-cell>
          <table:table-cell office:value-type="string" calcext:value-type="string">
            <text:p>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unterkellert:keller:NEIN+</text:p>
          </table:table-cell>
          <table:table-cell table:style-name="ce5" table:number-columns-repeated="2"/>
          <table:table-cell table:style-name="ce5" office:value-type="string" calcext:value-type="string">
            <text:p>no Basement</text:p>
          </table:table-cell>
          <table:table-cell table:style-name="ce5" office:value-type="string" calcext:value-type="string">
            <text:p>Features</text:p>
          </table:table-cell>
          <table:table-cell table:style-name="ce5" office:value-type="string" calcext:value-type="string">
            <text:p>kein Keller</text:p>
          </table:table-cell>
          <table:table-cell table:style-name="ce5" office:value-type="string" calcext:value-type="string">
            <text:p>Ausstattung</text:p>
          </table:table-cell>
          <table:table-cell table:style-name="ce2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unterkellert:keller:TEIL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office:value-type="string" calcext:value-type="string">
            <text:p>Features</text:p>
          </table:table-cell>
          <table:table-cell table:style-name="ce4" office:value-type="string" calcext:value-type="string">
            <text:p>teilunterkellert</text:p>
          </table:table-cell>
          <table:table-cell office:value-type="string" calcext:value-type="string">
            <text:p>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abstellraum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tore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fahrradraum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icycle Room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Fahrradraum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rolladen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Rollläden</text:p>
          </table:table-cell>
          <table:table-cell table:style-name="ce4" office:value-type="string" calcext:value-type="string">
            <text:p>Ausstattung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ibliothek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boden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Attic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achboden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Gäste-WC</text:p>
          </table:table-cell>
          <table:table-cell table:style-name="ce4" office:value-type="string" calcext:value-type="string">
            <text:p>Ausstattung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gaeste_wc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Guest Toilet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Gäste-WC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kabelkanael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able Channel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Kabelkanäle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seniorengerech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enior-focused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eniorengerecht</text:p>
          </table:table-cell>
          <table:table-cell office:value-type="string" calcext:value-type="string">
            <text:p>Ausstatt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form:KRUEPPELWALMDACH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Half-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Krüppel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form:MANSARDDACH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Gambrel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Mansard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form:PULTDACH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Monopitch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ult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form:SATTELDACH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Gable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Sattel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form:WALMDACH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form:FLACHDACH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lat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Flach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dachform:PYRAMIDENDACH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yrami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yramiden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auweise:MASSIV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Massive 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Massiv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auweise:FERTIGTEIL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inished Part 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ertigteil-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bauweise:HOLZ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Timber 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Holzbauweis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ausbaustufe:BAUSATZHAUS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uilding Kit Hous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Bausatzhaus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ausbaustufe:AUSBAUHAUS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are-bones Hous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Ausbauhaus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ausbaustufe:SCHLUESSELFERTIGMITKELLER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Turnkey ready with Basemen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chlüsselfertig mit Keller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ausbaustufe:SCHLUESSELFERTIGOHNEBODENPLATT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Turnkey ready without Base Plat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chlüsselfertig ohne Bodenplatt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ausbaustufe:SCHLUESSELFERTIGMITBODENPLATT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Turnkey ready with Base Plat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chlüsselfertig mit Bodenplatt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PASSIVHAUS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assive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Passiv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NIEDRIGENERGI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Low-energy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iedrigenergie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NEUBAUSTANDARD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New Building Standard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eubaustandard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KFW40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KFW4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4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KFW60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KFW6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6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KFW55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KFW55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55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KFW70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KFW7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7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MINERGIEBAUWEIS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MINERGIE Construction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ausstattung-&gt;energietyp:MINERGIE_ZERTIFIZIER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MINERGIE Construction (Certified)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 (zertifiziert)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ERSTBEZU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irst Occupancy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Erstbezu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TEIL_VOLLRENOVIERUNGSBED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in Need of Renova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novierungsbedürft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NEUWERTI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in Mint Condi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neuwert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TEIL_VOLLSANIER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rehabilit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an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TEIL_VOLLRENOVIER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renov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nov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TEIL_SANIER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artly rehabilit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eilsan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VOLL_SANIER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ully rehabilita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ollsan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SANIERUNGSBEDUERFTI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in Need of Rehabilita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anierungsbedürft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BAUFAELLI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decrepi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baufälli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NACH_VEREINBARUN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by Arrangem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nach Vereinbarung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MODERNISIER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moderniz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modernisier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GEPFLEG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nea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gepfleg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ROHBAU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hell of Building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ohbau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ENTKERN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gutt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entkern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zustand:zustand_art:ABRISSOBJEK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Demolition Property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brissobjekt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7"/>
          <table:table-cell table:style-name="ce24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alter:alter_attr:ALTBAU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Old Building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tbau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alter:alter_attr:NEUBAU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New Building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unerschlossen</text:p>
          </table:table-cell>
          <table:table-cell table:style-name="ce4" office:value-type="string" calcext:value-type="string">
            <text:p>Zustand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erschliessung:erschl_attr:TEILERSCHLOSSEN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artly develop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eilerschlossen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zustand_angaben-&gt;erschliessung:erschl_attr:VOLLERSCHLOSSEN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ully develope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ollerschlossen</text:p>
          </table:table-cell>
          <table:table-cell office:value-type="string" calcext:value-type="string">
            <text:p>Zustan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ORTSUEBLICHERSCHLOSSEN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eveloped customary in a place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ortsüblich vorhanden</text:p>
          </table:table-cell>
          <table:table-cell table:style-name="ce4" office:value-type="string" calcext:value-type="string">
            <text:p>Zustand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GAS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asanschluss vorhanden</text:p>
          </table:table-cell>
          <table:table-cell table:style-name="ce4" office:value-type="string" calcext:value-type="string">
            <text:p>Zustand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WASSER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Wasseranschluss vorhanden</text:p>
          </table:table-cell>
          <table:table-cell table:style-name="ce4" office:value-type="string" calcext:value-type="string">
            <text:p>Zustand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STROM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tromanschluss vorhanden</text:p>
          </table:table-cell>
          <table:table-cell table:style-name="ce4" office:value-type="string" calcext:value-type="string">
            <text:p>Zustand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TK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K-Anschluss erschlossen</text:p>
          </table:table-cell>
          <table:table-cell table:style-name="ce4" office:value-type="string" calcext:value-type="string">
            <text:p>Zustand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infrastruktur-&gt;zulieferun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Zulieferung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infrastruktur-&gt;ausblick:blick:FERN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table:style-name="ce4" office:value-type="string" calcext:value-type="string">
            <text:p>Panoramic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ern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infrastruktur-&gt;ausblick:blick:SE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Lake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e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infrastruktur-&gt;ausblick:blick:BERG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Mountain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erg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infrastruktur-&gt;ausblick:blick:MEER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Sea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eer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+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Objekt ist reserviert</text:p>
          </table:table-cell>
          <table:table-cell table:style-name="ce4" office:value-type="string" calcext:value-type="string">
            <text:p>Status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vermiete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roperty is currently rente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mobilie ist zurzeit vermietet</text:p>
          </table:table-cell>
          <table:table-cell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steigerung-&gt;zwangsversteigerun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oreclosure Auction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Zwangsversteigerung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einliegerwohnun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Granny Flat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Einliegerwohnung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wbs_sozialwohnun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WBS require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Wohnberechtigungsschein erforderlich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nichtraucher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Non-smoking Propert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ichtraucher-Immobilie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haustiere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Pets permitted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Haustiere erlaub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geschlecht:geschl_attr:NUR_MANN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available for Men onl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ur für Männer verfüg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geschlecht:geschl_attr:NUR_FRAU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available for Women onl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nur für Frauen verfüg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denkmalgeschuetzt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listed on a Historic Register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denkmalgeschützt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als_ferien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Leisure Time Use possibl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als Ferienimmobilie nutzbar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gewerbliche_nutzung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Commercial Use possibl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gewerbliche Nutzung möglich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hochhaus+</text:p>
          </table:table-cell>
          <table:table-cell table:style-name="ce4" office:value-type="string" calcext:value-type="string">
            <text:p>progression_custom_additional+</text:p>
          </table:table-cell>
          <table:table-cell/>
          <table:table-cell office:value-type="string" calcext:value-type="string">
            <text:p>Flat in Apartment Tower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Wohnung in einem Hochhaus</text:p>
          </table:table-cell>
          <table:table-cell office:value-type="string" calcext:value-type="string">
            <text:p>Sonstige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/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/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/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/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/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/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FERN+</text:p>
          </table:table-cell>
          <table:table-cell table:style-name="ce31" table:number-columns-repeated="2"/>
          <table:table-cell table:style-name="ce31" office:value-type="string" calcext:value-type="string">
            <text:p>District Heat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Fernwärme</text:p>
          </table:table-cell>
          <table:table-cell table:style-name="ce31" office:value-type="string" calcext:value-type="string">
            <text:p>Primärenergieträger</text:p>
          </table:table-cell>
          <table:table-cell table:style-name="ce50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ERDGAS_LEICHT+</text:p>
          </table:table-cell>
          <table:table-cell table:style-name="ce31" table:number-columns-repeated="2"/>
          <table:table-cell table:style-name="ce31" office:value-type="string" calcext:value-type="string">
            <text:p>Natural Gas (light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Erdgas (leicht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ERDGAS_SCHWER+</text:p>
          </table:table-cell>
          <table:table-cell table:style-name="ce31" table:number-columns-repeated="2"/>
          <table:table-cell table:style-name="ce31" office:value-type="string" calcext:value-type="string">
            <text:p>Natural Gas (heavy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Erdgas (schwer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FERNWAERME_DAMPF+</text:p>
          </table:table-cell>
          <table:table-cell table:style-name="ce31" table:number-columns-repeated="2"/>
          <table:table-cell table:style-name="ce31" office:value-type="string" calcext:value-type="string">
            <text:p>District Heat (Steam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Fernwärme (Dampf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NAHWAERME+</text:p>
          </table:table-cell>
          <table:table-cell table:style-name="ce31" table:number-columns-repeated="2"/>
          <table:table-cell table:style-name="ce31" office:value-type="string" calcext:value-type="string">
            <text:p>Local Heat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Nahwärm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WAERMELIEFERUNG+</text:p>
          </table:table-cell>
          <table:table-cell table:style-name="ce31" table:number-columns-repeated="2"/>
          <table:table-cell table:style-name="ce31" office:value-type="string" calcext:value-type="string">
            <text:p>Heat Deliver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Wärmelieferung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BIOENERGIE+</text:p>
          </table:table-cell>
          <table:table-cell table:style-name="ce31" table:number-columns-repeated="2"/>
          <table:table-cell table:style-name="ce31" office:value-type="string" calcext:value-type="string">
            <text:p>Bio Energ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Bioenergi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WINDENERGIE+</text:p>
          </table:table-cell>
          <table:table-cell table:style-name="ce31" table:number-columns-repeated="2"/>
          <table:table-cell table:style-name="ce31" office:value-type="string" calcext:value-type="string">
            <text:p>Wind Energ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Windenergi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WASSERENERGIE+</text:p>
          </table:table-cell>
          <table:table-cell table:style-name="ce31" table:number-columns-repeated="2"/>
          <table:table-cell table:style-name="ce31" office:value-type="string" calcext:value-type="string">
            <text:p>Water Energy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Wasserenergi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UMWELTWAERME+</text:p>
          </table:table-cell>
          <table:table-cell table:style-name="ce31" table:number-columns-repeated="2"/>
          <table:table-cell table:style-name="ce31" office:value-type="string" calcext:value-type="string">
            <text:p>Environmental Heat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Umweltwärme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FOSSIL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fossil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fossil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ERNEUERBAR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renewable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erneuerbar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REGENERATIV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regenerative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regenerativ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ausstattung-&gt;befeuerung:KWK_BIO+</text:p>
          </table:table-cell>
          <table:table-cell table:style-name="ce31" table:number-columns-repeated="2"/>
          <table:table-cell table:style-name="ce31" office:value-type="string" calcext:value-type="string">
            <text:p>Combined Heat and Power (Bio)</text:p>
          </table:table-cell>
          <table:table-cell table:style-name="ce31" office:value-type="string" calcext:value-type="string">
            <text:p>Primary Energy Carrier</text:p>
          </table:table-cell>
          <table:table-cell table:style-name="ce31" office:value-type="string" calcext:value-type="string">
            <text:p>Kraft-Wärme-Kopplung (Bio)</text:p>
          </table:table-cell>
          <table:table-cell table:style-name="ce31" office:value-type="string" calcext:value-type="string">
            <text:p>Primärenergieträger</text:p>
          </table:table-cell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/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/>
          <table:table-cell table:style-name="ce20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1" office:value-type="string" calcext:value-type="string">
            <text:p>epass</text:p>
          </table:table-cell>
          <table:table-cell table:style-name="ce31" office:value-type="string" calcext:value-type="string">
            <text:p>zustand_angaben-&gt;energiepass-&gt;geg2018</text:p>
          </table:table-cell>
          <table:table-cell table:style-name="ce31" table:number-columns-repeated="2"/>
          <table:table-cell table:style-name="ce31" office:value-type="string" calcext:value-type="string">
            <text:p>GEG Information</text:p>
          </table:table-cell>
          <table:table-cell table:style-name="ce31"/>
          <table:table-cell table:style-name="ce31" office:value-type="string" calcext:value-type="string">
            <text:p>Angaben gem. GEG</text:p>
          </table:table-cell>
          <table:table-cell table:style-name="ce31"/>
          <table:table-cell table:style-name="ce31" office:value-type="string" calcext:value-type="string">
            <text:p>1.1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57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 office:value-type="string" calcext:value-type="string">
            <text:p>date</text:p>
          </table:table-cell>
          <table:table-cell/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abdatum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bisdatum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versteigerungstermin</text:p>
          </table:table-cell>
          <table:table-cell table:style-name="ce4" office:value-type="string" calcext:value-type="string">
            <text:p>progression_custom_additional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zugang</text:p>
          </table:table-cell>
          <table:table-cell table:style-name="ce4"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progression_custom_additional+</text:p>
          </table:table-cell>
          <table:table-cell table:style-name="ce4"/>
          <table:table-cell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2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max_personen</text:p>
          </table:table-cell>
          <table:table-cell table:style-name="ce4"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verwaltung_objekt-&gt;branchen</text:p>
          </table:table-cell>
          <table:table-cell table:style-name="ce4" office:value-type="string" calcext:value-type="string">
            <text:p>progression_custom_additional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 table:number-rows-repeated="10477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09.80322695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0:46.077254181</dc:date>
    <meta:generator>LibreOffice/7.3.2.2$MacOSX_AARCH64 LibreOffice_project/49f2b1bff42cfccbd8f788c8dc32c1c309559be0</meta:generator>
    <meta:editing-duration>P5DT10H30M51S</meta:editing-duration>
    <meta:editing-cycles>230</meta:editing-cycles>
    <meta:document-statistic meta:table-count="1" meta:cell-count="4644" meta:object-count="0"/>
  </office:meta>
</office:document-meta>
</file>